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7mm" svg:height="90.04mm" svg:x="95.82mm" svg:y="26.83mm">
            <loext:p draw:notify-on-update-of-ranges="Sheet1.A3:Sheet1.A8 Sheet1.B2:Sheet1.B2 Sheet1.B3:Sheet1.B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134.36mm" svg:y="126.16mm">
            <loext:p draw:notify-on-update-of-ranges="Sheet1.A31:Sheet1.A35 Sheet1.B30:Sheet1.B30 Sheet1.B31:Sheet1.B35 Sheet1.C30:Sheet1.C30 Sheet1.C31:Sheet1.C3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7mm" svg:height="90.04mm" svg:x="107.38mm" svg:y="228.43mm">
            <loext:p draw:notify-on-update-of-ranges="Sheet1.A46:Sheet1.A50 Sheet1.B45:Sheet1.B45 Sheet1.B46:Sheet1.B5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lock size</text:p>
          </table:table-cell>
          <table:table-cell office:value-type="string" calcext:value-type="string">
            <text:p>Transactions/second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.1" calcext:value-type="float">
            <text:p>24,1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8.1" calcext:value-type="float">
            <text:p>48,1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1.98" calcext:value-type="float">
            <text:p>71,98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5.89" calcext:value-type="float">
            <text:p>95,89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9.65" calcext:value-type="float">
            <text:p>119,65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5.6" calcext:value-type="float">
            <text:p>125,6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3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3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3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 table:number-rows-repeated="7">
          <table:table-cell table:number-columns-repeated="4"/>
        </table:table-row>
        <table:table-row table:style-name="ro1">
          <table:table-cell office:value-type="string" calcext:value-type="string">
            <text:p>Nodes num</text:p>
          </table:table-cell>
          <table:table-cell office:value-type="string" calcext:value-type="string">
            <text:p>Sent messages</text:p>
          </table:table-cell>
          <table:table-cell office:value-type="string" calcext:value-type="string">
            <text:p>Received messages</text:p>
          </table:table-cell>
          <table:table-cell office:value-type="string" calcext:value-type="string">
            <text:p>Transactions/second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0313" calcext:value-type="float">
            <text:p>180313</text:p>
          </table:table-cell>
          <table:table-cell office:value-type="float" office:value="2478983" calcext:value-type="float">
            <text:p>247898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00110" calcext:value-type="float">
            <text:p>700110</text:p>
          </table:table-cell>
          <table:table-cell office:value-type="float" office:value="10413281" calcext:value-type="float">
            <text:p>1041328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775769" calcext:value-type="float">
            <text:p>2775769</text:p>
          </table:table-cell>
          <table:table-cell office:value-type="float" office:value="42849968" calcext:value-type="float">
            <text:p>42849968</text:p>
          </table:table-cell>
          <table:table-cell office:value-type="string" calcext:value-type="string">
            <text:p>192.7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037961" calcext:value-type="float">
            <text:p>11037961</text:p>
          </table:table-cell>
          <table:table-cell office:value-type="float" office:value="173499911" calcext:value-type="float">
            <text:p>173499911</text:p>
          </table:table-cell>
          <table:table-cell office:value-type="string" calcext:value-type="string">
            <text:p>192.7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847482" calcext:value-type="float">
            <text:p>4847482</text:p>
          </table:table-cell>
          <table:table-cell office:value-type="float" office:value="76876649" calcext:value-type="float">
            <text:p>76876649</text:p>
          </table:table-cell>
          <table:table-cell office:value-type="string" calcext:value-type="string">
            <text:p>150.81</text:p>
          </table:table-cell>
        </table:table-row>
        <table:table-row table:style-name="ro1" table:number-rows-repeated="9">
          <table:table-cell table:number-columns-repeated="4"/>
        </table:table-row>
        <table:table-row table:style-name="ro1">
          <table:table-cell office:value-type="string" calcext:value-type="string">
            <text:p>Nodes num</text:p>
          </table:table-cell>
          <table:table-cell office:value-type="string" calcext:value-type="string">
            <text:p>Transactions/second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92.77" calcext:value-type="float">
            <text:p>192,77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92.77" calcext:value-type="float">
            <text:p>192,77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50.81" calcext:value-type="float">
            <text:p>150,8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5">00.00.0000</text:date>, <text:time style:data-style-name="N2" text:time-value="22:00:42.2490518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3T11:55:14.563114567</meta:creation-date>
    <dc:date>2020-07-15T07:36:39.898232561</dc:date>
    <meta:editing-duration>P3DT21H15M53S</meta:editing-duration>
    <meta:editing-cycles>9</meta:editing-cycles>
    <meta:generator>LibreOffice/5.1.6.2$Linux_X86_64 LibreOffice_project/10m0$Build-2</meta:generator>
    <meta:document-statistic meta:table-count="1" meta:cell-count="6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1.479cm" svg:y="4.203cm" style:legend-expansion="high" chart:style-name="ch2"/>
        <chart:plot-area chart:style-name="ch3" table:cell-range-address="Sheet1.A3:Sheet1.B8 Sheet1.B2:Sheet1.B2" chart:data-source-has-labels="both" svg:x="1.33cm" svg:y="0.18cm" svg:width="9.83cm" svg:height="7.664cm">
          <chartooo:coordinate-region svg:x="1.951cm" svg:y="0.38cm" svg:width="8.743cm" svg:height="6.817cm"/>
          <chart:axis chart:dimension="x" chart:name="primary-x" chart:style-name="ch4" chartooo:axis-type="auto">
            <chartooo:date-scale/>
            <chart:title svg:x="5.46cm" svg:y="8.024cm" chart:style-name="ch5">
              <text:p>Block size</text:p>
            </chart:title>
            <chart:categories table:cell-range-address="Sheet1.A3:Sheet1.A8"/>
          </chart:axis>
          <chart:axis chart:dimension="y" chart:name="primary-y" chart:style-name="ch4">
            <chart:title svg:x="0.451cm" svg:y="5.829cm" chart:style-name="ch6">
              <text:p>Transactions per second</text:p>
            </chart:title>
            <chart:grid chart:style-name="ch7" chart:class="major"/>
          </chart:axis>
          <chart:series chart:style-name="ch8" chart:values-cell-range-address="Sheet1.B3:Sheet1.B8" chart:label-cell-address="Sheet1.B2:Sheet1.B2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/second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3:Sheet1.A8</svg:desc>
                </draw:g>
              </table:table-cell>
              <table:table-cell office:value-type="float" office:value="24.1">
                <text:p>24.1</text:p>
                <draw:g>
                  <svg:desc>Sheet1.B3:Sheet1.B8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71.98">
                <text:p>71.9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95.89">
                <text:p>95.8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19.65">
                <text:p>119.6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25.6">
                <text:p>125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1.532cm" svg:y="3.954cm" style:legend-expansion="high" chart:style-name="ch2"/>
        <chart:plot-area chart:style-name="ch3" table:cell-range-address="Sheet1.A31:Sheet1.C35 Sheet1.B30:Sheet1.C30" chart:data-source-has-labels="both" svg:x="1.33cm" svg:y="0.18cm" svg:width="9.883cm" svg:height="7.664cm">
          <chartooo:coordinate-region svg:x="3.063cm" svg:y="0.379cm" svg:width="7.686cm" svg:height="6.818cm"/>
          <chart:axis chart:dimension="x" chart:name="primary-x" chart:style-name="ch4" chartooo:axis-type="auto">
            <chartooo:date-scale/>
            <chart:title svg:x="5.288cm" svg:y="8.024cm" chart:style-name="ch5">
              <text:p>Network size</text:p>
            </chart:title>
            <chart:categories table:cell-range-address="Sheet1.A31:Sheet1.A35"/>
          </chart:axis>
          <chart:axis chart:dimension="y" chart:name="primary-y" chart:style-name="ch4">
            <chart:title svg:x="0.451cm" svg:y="5.247cm" chart:style-name="ch6">
              <text:p>Messages count</text:p>
            </chart:title>
            <chart:grid chart:style-name="ch7" chart:class="major"/>
          </chart:axis>
          <chart:series chart:style-name="ch8" chart:values-cell-range-address="Sheet1.B31:Sheet1.B35" chart:label-cell-address="Sheet1.B30:Sheet1.B30" chart:class="chart:line">
            <chart:data-point chart:repeated="5"/>
          </chart:series>
          <chart:series chart:style-name="ch9" chart:values-cell-range-address="Sheet1.C31:Sheet1.C35" chart:label-cell-address="Sheet1.C30:Sheet1.C30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 messages</text:p>
                <draw:g>
                  <svg:desc>Sheet1.B30:Sheet1.B30</svg:desc>
                </draw:g>
              </table:table-cell>
              <table:table-cell office:value-type="string">
                <text:p>Received messages</text:p>
                <draw:g>
                  <svg:desc>Sheet1.C30:Sheet1.C30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Sheet1.A31:Sheet1.A35</svg:desc>
                </draw:g>
              </table:table-cell>
              <table:table-cell office:value-type="float" office:value="180313">
                <text:p>180313</text:p>
                <draw:g>
                  <svg:desc>Sheet1.B31:Sheet1.B35</svg:desc>
                </draw:g>
              </table:table-cell>
              <table:table-cell office:value-type="float" office:value="2478983">
                <text:p>2478983</text:p>
                <draw:g>
                  <svg:desc>Sheet1.C31:Sheet1.C35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700110">
                <text:p>700110</text:p>
              </table:table-cell>
              <table:table-cell office:value-type="float" office:value="10413281">
                <text:p>1041328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775769">
                <text:p>2775769</text:p>
              </table:table-cell>
              <table:table-cell office:value-type="float" office:value="42849968">
                <text:p>4284996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1037961">
                <text:p>11037961</text:p>
              </table:table-cell>
              <table:table-cell office:value-type="float" office:value="173499911">
                <text:p>173499911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4847482">
                <text:p>4847482</text:p>
              </table:table-cell>
              <table:table-cell office:value-type="float" office:value="76876649">
                <text:p>768766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1.479cm" svg:y="4.203cm" style:legend-expansion="high" chart:style-name="ch2"/>
        <chart:plot-area chart:style-name="ch3" table:cell-range-address="Sheet1.A46:Sheet1.B50 Sheet1.B45:Sheet1.B45" chart:data-source-has-labels="both" svg:x="1.33cm" svg:y="0.18cm" svg:width="9.83cm" svg:height="7.664cm">
          <chartooo:coordinate-region svg:x="2.137cm" svg:y="0.38cm" svg:width="8.743cm" svg:height="6.817cm"/>
          <chart:axis chart:dimension="x" chart:name="primary-x" chart:style-name="ch4" chartooo:axis-type="auto">
            <chartooo:date-scale/>
            <chart:title svg:x="5.262cm" svg:y="8.024cm" chart:style-name="ch5">
              <text:p>Network size</text:p>
            </chart:title>
            <chart:categories table:cell-range-address="Sheet1.A46:Sheet1.A50"/>
          </chart:axis>
          <chart:axis chart:dimension="y" chart:name="primary-y" chart:style-name="ch4">
            <chart:title svg:x="0.451cm" svg:y="4.903cm" chart:style-name="ch6">
              <text:p>Throughput</text:p>
            </chart:title>
            <chart:grid chart:style-name="ch7" chart:class="major"/>
          </chart:axis>
          <chart:series chart:style-name="ch8" chart:values-cell-range-address="Sheet1.B46:Sheet1.B50" chart:label-cell-address="Sheet1.B45:Sheet1.B45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/second</text:p>
                <draw:g>
                  <svg:desc>Sheet1.B45:Sheet1.B45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Sheet1.A46:Sheet1.A50</svg:desc>
                </draw:g>
              </table:table-cell>
              <table:table-cell office:value-type="float" office:value="110">
                <text:p>110</text:p>
                <draw:g>
                  <svg:desc>Sheet1.B46:Sheet1.B50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92.77">
                <text:p>192.7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92.77">
                <text:p>192.77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50.81">
                <text:p>150.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